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Print" svg:font-family="'Segoe Print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6_._20_Text">
      <style:text-properties fo:background-color="#ffff00"/>
    </style:style>
    <style:style style:name="P2" style:family="paragraph" style:parent-style-name="_36_._20_Text">
      <style:paragraph-properties fo:text-align="justify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_36_._20_Text">
      <style:text-properties fo:background-color="#ffff00"/>
    </style:style>
    <style:style style:name="P5" style:family="paragraph" style:parent-style-name="_36_._20_Text">
      <style:paragraph-properties fo:text-align="justify" style:justify-single-word="false"/>
    </style:style>
    <style:style style:name="P6" style:family="paragraph" style:parent-style-name="_36_._20_Text">
      <style:paragraph-properties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5pt" fo:language="ca" fo:country="ES" style:text-underline-style="none" style:font-name-asian="Segoe Print" style:font-size-asian="15pt" style:font-name-complex="Segoe Print" style:font-size-complex="15pt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fo:background-color="#ffff00" style:font-name-asian="Segoe Print" style:font-size-asian="13pt" style:font-name-complex="Segoe Print" style:font-size-complex="13pt"/>
    </style:style>
    <style:style style:name="P9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10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24pt" fo:language="ca" fo:country="ES" style:text-underline-style="none" style:font-name-asian="Segoe Print" style:font-size-asian="24pt" style:font-name-complex="Segoe Print" style:font-size-complex="24pt"/>
    </style:style>
    <style:style style:name="P11" style:family="paragraph" style:parent-style-name="_32_._20_Intro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_31_._20_Títol_20_treball" style:master-page-name="Portada">
      <style:paragraph-properties style:page-number="auto"/>
    </style:style>
    <style:style style:name="P16" style:family="paragraph" style:parent-style-name="_36_._20_Text">
      <style:paragraph-properties fo:text-align="justify" style:justify-single-word="false"/>
    </style:style>
    <style:style style:name="P17" style:family="paragraph" style:parent-style-name="_36_._20_Text" style:list-style-name="Lista">
      <style:paragraph-properties fo:text-align="justify" style:justify-single-word="false"/>
    </style:style>
    <style:style style:name="P18" style:family="paragraph" style:parent-style-name="_36_._20_Text" style:list-style-name="Lista">
      <style:paragraph-properties fo:text-align="justify" style:justify-single-word="false"/>
      <style:text-properties fo:font-style="normal" style:font-style-asian="normal" style:font-style-complex="normal"/>
    </style:style>
    <style:style style:name="P19" style:family="paragraph" style:parent-style-name="_36_._20_Text">
      <style:text-properties fo:background-color="#ffff00"/>
    </style:style>
    <style:style style:name="P20" style:family="paragraph" style:parent-style-name="_33_._20_Títol" style:master-page-name="Trabajo">
      <style:paragraph-properties style:page-number="1"/>
      <style:text-properties fo:background-color="#ffff00"/>
    </style:style>
    <style:style style:name="P21" style:family="paragraph" style:parent-style-name="_33_._20_Títol">
      <style:paragraph-properties fo:break-before="page"/>
    </style:style>
    <style:style style:name="P22" style:family="paragraph" style:parent-style-name="_34_._20_Apartat">
      <style:text-properties fo:background-color="#ffff00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font-name="Arial1" fo:font-size="13pt" fo:language="ca" fo:country="ES" fo:font-style="normal" fo:text-shadow="none" style:text-underline-style="none" fo:font-weight="normal" style:font-name-asian="Segoe Print" style:font-size-asian="32pt" style:font-name-complex="Segoe Print" style:font-size-complex="32pt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100876488" text:id="ct100876488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6904" text:id="ct100876904">
          <text:deletion>
            <office:change-info>
              <dc:creator>Carles Hernandez-Ferrer</dc:creator>
              <dc:date>2020-09-16T18:14:04</dc:date>
            </office:change-info>
            <text:p text:style-name="P1">unes </text:p>
          </text:deletion>
        </text:changed-region>
        <text:changed-region xml:id="ct100877320" text:id="ct100877320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5344" text:id="ct100875344">
          <text:deletion>
            <office:change-info>
              <dc:creator>Carles Hernandez-Ferrer</dc:creator>
              <dc:date>2020-09-16T18:14:30</dc:date>
            </office:change-info>
            <text:p text:style-name="P1">o</text:p>
          </text:deletion>
        </text:changed-region>
        <text:changed-region xml:id="ct100877528" text:id="ct100877528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7216" text:id="ct100877216">
          <text:insertion>
            <office:change-info>
              <dc:creator>Carles Hernandez-Ferrer</dc:creator>
              <dc:date>2020-09-16T18:14:41</dc:date>
            </office:change-info>
          </text:insertion>
        </text:changed-region>
        <text:changed-region xml:id="ct100877840" text:id="ct100877840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7112" text:id="ct100877112">
          <text:deletion>
            <office:change-info>
              <dc:creator>Carles Hernandez-Ferrer</dc:creator>
              <dc:date>2020-09-16T18:14:52</dc:date>
            </office:change-info>
            <text:p text:style-name="P1">a </text:p>
          </text:deletion>
        </text:changed-region>
        <text:changed-region xml:id="ct100874824" text:id="ct100874824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7736" text:id="ct100877736">
          <text:deletion>
            <office:change-info>
              <dc:creator>Carles Hernandez-Ferrer</dc:creator>
              <dc:date>2020-09-16T18:15:00</dc:date>
            </office:change-info>
            <text:p text:style-name="P1">íssim</text:p>
          </text:deletion>
        </text:changed-region>
        <text:changed-region xml:id="ct100875032" text:id="ct100875032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5136" text:id="ct100875136">
          <text:insertion>
            <office:change-info>
              <dc:creator>Carles Hernandez-Ferrer</dc:creator>
              <dc:date>2020-09-16T18:15:04</dc:date>
            </office:change-info>
          </text:insertion>
        </text:changed-region>
        <text:changed-region xml:id="ct100875240" text:id="ct100875240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5864" text:id="ct100875864">
          <text:insertion>
            <office:change-info>
              <dc:creator>Carles Hernandez-Ferrer</dc:creator>
              <dc:date>2020-09-16T18:16:40</dc:date>
            </office:change-info>
          </text:insertion>
        </text:changed-region>
        <text:changed-region xml:id="ct100875968" text:id="ct100875968">
          <text:deletion>
            <office:change-info>
              <dc:creator>Carles Hernandez-Ferrer</dc:creator>
              <dc:date>2020-09-16T18:16:39</dc:date>
            </office:change-info>
            <text:p text:style-name="P1">de successos</text:p>
          </text:deletion>
        </text:changed-region>
        <text:changed-region xml:id="ct100876072" text:id="ct100876072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8360" text:id="ct100878360">
          <text:deletion>
            <office:change-info>
              <dc:creator>Carles Hernandez-Ferrer</dc:creator>
              <dc:date>2020-09-16T18:17:05</dc:date>
            </office:change-info>
            <text:p text:style-name="P1">prem o </text:p>
          </text:deletion>
        </text:changed-region>
        <text:changed-region xml:id="ct100879400" text:id="ct100879400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8672" text:id="ct100878672">
          <text:insertion>
            <office:change-info>
              <dc:creator>Carles Hernandez-Ferrer</dc:creator>
              <dc:date>2020-09-16T18:17:15</dc:date>
            </office:change-info>
          </text:insertion>
        </text:changed-region>
        <text:changed-region xml:id="ct100878048" text:id="ct100878048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232" text:id="ct100880232">
          <text:deletion>
            <office:change-info>
              <dc:creator>Carles Hernandez-Ferrer</dc:creator>
              <dc:date>2020-09-16T18:17:44</dc:date>
            </office:change-info>
            <text:p text:style-name="P1">,</text:p>
          </text:deletion>
        </text:changed-region>
        <text:changed-region xml:id="ct100879192" text:id="ct100879192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8776" text:id="ct100878776">
          <text:deletion>
            <office:change-info>
              <dc:creator>Carles Hernandez-Ferrer</dc:creator>
              <dc:date>2020-09-16T18:17:38</dc:date>
            </office:change-info>
            <text:p text:style-name="P1">coses</text:p>
          </text:deletion>
        </text:changed-region>
        <text:changed-region xml:id="ct100879504" text:id="ct100879504">
          <text:insertion>
            <office:change-info>
              <dc:creator>Carles Hernandez-Ferrer</dc:creator>
              <dc:date>2020-09-16T18:17:38</dc:date>
            </office:change-info>
          </text:insertion>
        </text:changed-region>
        <text:changed-region xml:id="ct100878880" text:id="ct100878880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8984" text:id="ct100878984">
          <text:deletion>
            <office:change-info>
              <dc:creator>Carles Hernandez-Ferrer</dc:creator>
              <dc:date>2020-09-16T18:12:35</dc:date>
            </office:change-info>
            <text:p text:style-name="P1">inclueix</text:p>
          </text:deletion>
        </text:changed-region>
        <text:changed-region xml:id="ct100879920" text:id="ct100879920">
          <text:insertion>
            <office:change-info>
              <dc:creator>Carles Hernandez-Ferrer</dc:creator>
              <dc:date>2020-09-16T18:12:35</dc:date>
            </office:change-info>
          </text:insertion>
        </text:changed-region>
        <text:changed-region xml:id="ct100879296" text:id="ct100879296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79608" text:id="ct100879608">
          <text:deletion>
            <office:change-info>
              <dc:creator>Carles Hernandez-Ferrer</dc:creator>
              <dc:date>2020-09-16T18:12:47</dc:date>
            </office:change-info>
            <text:p text:style-name="P1">de programes o</text:p>
          </text:deletion>
        </text:changed-region>
        <text:changed-region xml:id="ct100879712" text:id="ct100879712">
          <text:insertion>
            <office:change-info>
              <dc:creator>Carles Hernandez-Ferrer</dc:creator>
              <dc:date>2020-09-16T18:12:47</dc:date>
            </office:change-info>
          </text:insertion>
        </text:changed-region>
        <text:changed-region xml:id="ct100879088" text:id="ct100879088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544" text:id="ct100880544">
          <text:insertion>
            <office:change-info>
              <dc:creator>Carles Hernandez-Ferrer</dc:creator>
              <dc:date>2020-09-16T18:12:51</dc:date>
            </office:change-info>
          </text:insertion>
        </text:changed-region>
        <text:changed-region xml:id="ct100879816" text:id="ct100879816">
          <text:insertion>
            <office:change-info>
              <dc:creator>Carles Hernandez-Ferrer</dc:creator>
              <dc:date>2020-09-16T18:13:00</dc:date>
            </office:change-info>
          </text:insertion>
        </text:changed-region>
        <text:changed-region xml:id="ct100878152" text:id="ct100878152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440" text:id="ct100880440">
          <text:insertion>
            <office:change-info>
              <dc:creator>Carles Hernandez-Ferrer</dc:creator>
              <dc:date>2020-09-16T18:13:32</dc:date>
            </office:change-info>
          </text:insertion>
        </text:changed-region>
        <text:changed-region xml:id="ct100880648" text:id="ct100880648">
          <text:deletion>
            <office:change-info>
              <dc:creator>Carles Hernandez-Ferrer</dc:creator>
              <dc:date>2020-09-16T18:13:32</dc:date>
            </office:change-info>
            <text:p text:style-name="P1"><text:s/>i</text:p>
          </text:deletion>
        </text:changed-region>
        <text:changed-region xml:id="ct100880024" text:id="ct100880024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128" text:id="ct100880128">
          <text:insertion>
            <office:change-info>
              <dc:creator>Carles Hernandez-Ferrer</dc:creator>
              <dc:date>2020-09-16T18:13:22</dc:date>
            </office:change-info>
          </text:insertion>
        </text:changed-region>
        <text:changed-region xml:id="ct100878256" text:id="ct100878256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336" text:id="ct100880336">
          <text:insertion>
            <office:change-info>
              <dc:creator>Carles Hernandez-Ferrer</dc:creator>
              <dc:date>2020-09-16T18:13:35</dc:date>
            </office:change-info>
          </text:insertion>
        </text:changed-region>
        <text:changed-region xml:id="ct100880752" text:id="ct100880752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0856" text:id="ct100880856">
          <text:insertion>
            <office:change-info>
              <dc:creator>Carles Hernandez-Ferrer</dc:creator>
              <dc:date>2020-09-16T18:13:42</dc:date>
            </office:change-info>
          </text:insertion>
        </text:changed-region>
        <text:changed-region xml:id="ct100880960" text:id="ct100880960">
          <text:deletion>
            <office:change-info>
              <dc:creator>Carles Hernandez-Ferrer</dc:creator>
              <dc:date>2020-09-16T18:13:42</dc:date>
            </office:change-info>
            <text:p text:style-name="P1">els </text:p>
          </text:deletion>
        </text:changed-region>
        <text:changed-region xml:id="ct100878464" text:id="ct100878464">
          <text:format-change>
            <office:change-info>
              <dc:creator>iker gonzalez tirado</dc:creator>
              <dc:date>2020-09-23T17:01:00</dc:date>
            </office:change-info>
          </text:format-change>
        </text:changed-region>
        <text:changed-region xml:id="ct100881168" text:id="ct100881168">
          <text:deletion>
            <office:change-info>
              <dc:creator>Carles Hernandez-Ferrer</dc:creator>
              <dc:date>2020-09-16T18:11:58</dc:date>
            </office:change-info>
            <text:p text:style-name="P2">INTRO</text:p>
          </text:deletion>
        </text:changed-region>
        <text:changed-region xml:id="ct100881064" text:id="ct100881064">
          <text:insertion>
            <office:change-info>
              <dc:creator>Carles Hernandez-Ferrer</dc:creator>
              <dc:date>2020-09-16T18:12:00</dc:date>
            </office:change-info>
          </text:insertion>
        </text:changed-region>
        <text:changed-region xml:id="ct100881272" text:id="ct100881272">
          <text:insertion>
            <office:change-info>
              <dc:creator>Carles Hernandez-Ferrer</dc:creator>
              <dc:date>2020-09-16T18:18:42</dc:date>
            </office:change-info>
          </text:insertion>
        </text:changed-region>
        <text:changed-region xml:id="ct100878568" text:id="ct100878568">
          <text:insertion>
            <office:change-info>
              <dc:creator>Carles Hernandez-Ferrer</dc:creator>
              <dc:date>2020-09-16T18:21:05</dc:date>
            </office:change-info>
          </text:insertion>
        </text:changed-region>
        <text:changed-region xml:id="ct100882624" text:id="ct100882624">
          <text:insertion>
            <office:change-info>
              <dc:creator>Carles Hernandez-Ferrer</dc:creator>
              <dc:date>2020-09-16T18:29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OT UN VIDEOJOC AJUDAR ALS JOVES A APRENDRE IDIOMES?</text:p>
      <text:p text:style-name="P9"/>
      <text:p text:style-name="P11">Dedicatòria</text:p>
      <text:p text:style-name="P11"/>
      <text:p text:style-name="P11">Pròleg</text:p>
      <text:p text:style-name="P11"/>
      <text:p text:style-name="P11">Índex</text:p>
      <text:table-of-content text:style-name="Sect1" text:protected="true" text:name="Índice de contenido1">
        <text:table-of-content-source text:outline-level="3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</text:p>
          </text:index-title>
          <text:p text:style-name="P12">1.Introducció<text:tab/>8</text:p>
          <text:p text:style-name="P13">1.1.Què és un videojoc?<text:tab/>8</text:p>
          <text:p text:style-name="P13">1.2.Breu història dels videojocs<text:tab/>8</text:p>
          <text:p text:style-name="P13">1.3.Els videojocs i l'aprenentatge de llengües<text:tab/>8</text:p>
          <text:p text:style-name="P13">1.4.Com crear un videojoc<text:tab/>9</text:p>
          <text:p text:style-name="P12">2.OBJECTIUS I ORGANITZACIÓ<text:tab/>10</text:p>
          <text:p text:style-name="P13">2.1.Objectiu<text:tab/>10</text:p>
          <text:p text:style-name="P14">2.1.1.Objectius específics<text:tab/>10</text:p>
          <text:p text:style-name="P14">2.1.2.Organització<text:tab/>10</text:p>
          <text:p text:style-name="P12">3.Desenvolupament del treball<text:tab/>11</text:p>
          <text:p text:style-name="P13">3.1.Disseny<text:tab/>11</text:p>
          <text:p text:style-name="P14">3.1.1.Narrativa<text:tab/>11</text:p>
          <text:p text:style-name="P14">3.1.2.Implementació<text:tab/>11</text:p>
          <text:p text:style-name="P12">4.Resultats i conclusió<text:tab/>12</text:p>
          <text:p text:style-name="P12">5.Bibliografía<text:tab/>13</text:p>
        </text:index-body>
      </text:table-of-content>
      <text:p text:style-name="_36_._20_Text"/>
      <text:h text:style-name="P20" text:outline-level="1"><text:change-start text:change-id="ct100876488"/>Introducció</text:h>
      <text:p text:style-name="P8"/>
      <text:h text:style-name="P22" text:outline-level="2">Què és un videojoc?</text:h>
      <text:p text:style-name="P1">Un videojoc és una aplicació o joc electrònic principalment destinat a l'entreteniment, encara que també pot tenir <text:change-end text:change-id="ct100876488"/><text:change text:change-id="ct100876904"/><text:change-start text:change-id="ct100877320"/>altres finalitats, que amb l'ajuda de pantalles i controls ens permet completar històries, realitzar activitats, passar una estona amb els amics i persones de qualsevol lloc del món i una infinitat de coses més.</text:p>
      <text:p text:style-name="P1">Solen ser populars entre la gent jove, encara que avui dia, cada cop hi ha més persones de totes les edats i de tots els llocs del món que són aficionades als videojocs, ja sigui per<text:change-end text:change-id="ct100877320"/><text:change text:change-id="ct100875344"/><text:change-start text:change-id="ct100877528"/>què s'han iniciat a una edat més primerenca, o ara bé, perquè <text:change-end text:change-id="ct100877528"/><text:change-start text:change-id="ct100877216"/>n’<text:change-end text:change-id="ct100877216"/><text:change-start text:change-id="ct100877840"/>han sigut fanàtics des d'anys enrere. Tot aixó és el que veu una persona qualsevol des de fora, però algú que es dedica a <text:change-end text:change-id="ct100877840"/><text:change text:change-id="ct100877112"/><text:change-start text:change-id="ct100874824"/>la creació o producció ha de tenir molt<text:change-end text:change-id="ct100874824"/><text:change text:change-id="ct100877736"/><text:change-start text:change-id="ct100875032"/>es<text:change-end text:change-id="ct100875032"/><text:change-start text:change-id="ct100875136"/> més<text:change-end text:change-id="ct100875136"/><text:change-start text:change-id="ct100875240"/> coses en compte per poder fer un videojoc ben fet.</text:p>
      <text:p text:style-name="P1">Des d'un punt de vista tecnològic, un videojoc és un programa, escrit en llengua de programació per un programador, que conté la informació, els arxius, les imatges i l'audio que el composen. La creació d'un videojoc és diferent a la de qualsevol altre tipus de programa, ja que aquest és un bucle <text:change-end text:change-id="ct100875240"/><text:change-start text:change-id="ct100875864"/>a l’espera d’esdeveniments<text:change-end text:change-id="ct100875864"/><text:change text:change-id="ct100875968"/><text:change-start text:change-id="ct100876072"/>, mentre que a la resta de programes només succeeixen coses quan es <text:change-end text:change-id="ct100876072"/><text:change text:change-id="ct100878360"/><text:change-start text:change-id="ct100879400"/>clica algun botó.</text:p>
      <text:p text:style-name="P1">A<text:change-end text:change-id="ct100879400"/><text:change-start text:change-id="ct100878672"/>l llarg<text:change-end text:change-id="ct100878672"/><text:change-start text:change-id="ct100878048"/> aquest bucle succeeixen una serie d'accions: primer, dibuixar el que es veu a la pantalla<text:change-end text:change-id="ct100878048"/><text:change text:change-id="ct100880232"/><text:change-start text:change-id="ct100879192"/> <text:change-end text:change-id="ct100879192"/><text:change text:change-id="ct100878776"/><text:change-start text:change-id="ct100879504"/><text:span text:style-name="T3">elements</text:span><text:change-end text:change-id="ct100879504"/><text:change-start text:change-id="ct100878880"/> com el HUD, els personatges, etc.; després, actualitzar els events que ocorren al joc; i per últim, preguntar al sistema si el jugador ha pres algun botó de control, per tornar a realitzar el primer pas i així successivament.</text:p>
      <text:p text:style-name="P1">Per a la creació d'un videojoc, és necessari un espai de treball que faciliti la organització i el desenvolupament del software. Un framework, conegut en català com marc de treball, permet utilitzar aquestes facilitats, alhora que <text:change-end text:change-id="ct100878880"/><text:change text:change-id="ct100878984"/><text:change-start text:change-id="ct100879920"/><text:span text:style-name="T3">inclòu</text:span><text:change-end text:change-id="ct100879920"/><text:change-start text:change-id="ct100879296"/> suport <text:change-end text:change-id="ct100879296"/><text:change text:change-id="ct100879608"/><text:change-start text:change-id="ct100879712"/><text:span text:style-name="T3">per a</text:span><text:change-end text:change-id="ct100879712"/><text:change-start text:change-id="ct100879088"/> llibreries<text:change-end text:change-id="ct100879088"/><text:change-start text:change-id="ct100880544"/> de desenvolupament (tractament de so, <text:change-end text:change-id="ct100880544"/><text:change-start text:change-id="ct100879816"/>càrrega d’imatges o objectes 3D, gestió de memòria, ...)<text:change-end text:change-id="ct100879816"/><text:change-start text:change-id="ct100878152"/>, i moltes altres eines que ajuden al desenvolupament<text:change-end text:change-id="ct100878152"/><text:change-start text:change-id="ct100880440"/>,<text:change-end text:change-id="ct100880440"/><text:change text:change-id="ct100880648"/><text:change-start text:change-id="ct100880024"/> <text:change-end text:change-id="ct100880024"/><text:change-start text:change-id="ct100880128"/>a <text:change-end text:change-id="ct100880128"/><text:change-start text:change-id="ct100878256"/>la unió dels components d'un projecte i <text:change-end text:change-id="ct100878256"/><text:change-start text:change-id="ct100880336"/>a <text:change-end text:change-id="ct100880336"/><text:change-start text:change-id="ct100880752"/>la gestió d<text:change-end text:change-id="ct100880752"/><text:change-start text:change-id="ct100880856"/>’<text:change-end text:change-id="ct100880856"/><text:change text:change-id="ct100880960"/><text:change-start text:change-id="ct100878464"/>arxius.<text:change-end text:change-id="ct100878464"/></text:p>
      <text:h text:style-name="_34_._20_Apartat" text:outline-level="2">Breu història dels videojocs</text:h>
      <text:p text:style-name="P2"><text:change text:change-id="ct100881168"/><text:change-start text:change-id="ct100881064"/><text:soft-page-break/><text:s/>[Aqui hay que redactar un párrafo que intr<text:span text:style-name="T3">o</text:span>duzca la lista que continua]<text:change-end text:change-id="ct100881064"/></text:p>
      <text:list xml:id="list8007976560815124600" text:style-name="Lista">
        <text:list-item>
          <text:p text:style-name="P17">A finals de ña dècada dels 40, <text:s/>Thomas T. Goldsmith i Estle Ray Mann van idear un dispositiu anomenat “Dispositiu d'Entreteniment de Rajos Catòdics”, que permetia a un usuari controlar un punt que simulava ser un cohet i llençar-lo als objectius fixats a la pantalla.</text:p>
        </text:list-item>
        <text:list-item>
          <text:p text:style-name="P17">Al 1951 es va crear la computadora “Nimrod”, la qual va ser dissenyada per John Makepeace Bennett i Raymond Stuart-Williams i es tracta del primer sistema dissenyat exclusivament per jugar al videojoc <text:span text:style-name="T1">NUM</text:span>. Va permetre als assistents del Festival Britànic cel·lebrat a aquell any jugar a <text:span text:style-name="T1">NUM</text:span><text:span text:style-name="T2"> contra una intel·ligència artificial.</text:span></text:p>
        </text:list-item>
        <text:list-item>
          <text:p text:style-name="P17"><text:span text:style-name="T2">Al 1962 va arribar </text:span><text:span text:style-name="T1">Spacewar!</text:span><text:span text:style-name="T2">, desenvolupat <text:s/>per dos estudiants del MIT i <text:s/>va ser considerat el primer joc d'ordinador per ser el primer en haver sigut comercialitzat.</text:span></text:p>
        </text:list-item>
        <text:list-item>
          <text:p text:style-name="P18">“Odissey” és considerada la primera videoconsola. Estava basada en un prototipus creat a finals dels anys 60 per Ralph Baer, anomenada “Brown Box”.</text:p>
        </text:list-item>
        <text:list-item>
          <text:p text:style-name="P17">Els videojocs van tornar-se populars a la dècada dels 70, degut a l'arribada dels ordinadors personals i les consoles domèstiques, que permetien jugar des de casa.</text:p>
        </text:list-item>
        <text:list-item>
          <text:p text:style-name="P17">A finals dels 60, Atari va lliberar la primera versió arcade de <text:span text:style-name="T1">Pong</text:span><text:span text:style-name="T2">, i al 1975, van llençar una edició per jugar a casa. L'èxit comercial de </text:span><text:span text:style-name="T1">Pong</text:span><text:span text:style-name="T2"> va portar a moltes companyies a crear les seves pròpies versions del joc, fent que sorgeixi la indústria del videojoc.</text:span></text:p>
        </text:list-item>
        <text:list-item>
          <text:p text:style-name="P18">Al 1975 va sortir al mercat el shooter Gunfight, el qual es tracta del primer videojoc multijugador que permetia partides humà contra humà (o en anglès PvP, de <text:span text:style-name="T1">player vs player</text:span>), amb un nou estil de joc, utilitzant un joystick per controlar el moviment i un altre per controlar l'apuntat.</text:p>
        </text:list-item>
        <text:list-item>
          <text:p text:style-name="P18">Al 1977, Atari va llençar la consola “Atari VCS” (<text:span text:style-name="T1">Video Computer System</text:span>), que va vendre menys del que s'esperava. Estava dissenyada per jugar 10 minijocs simples, encara que tenia una entrada per a cartutxos externs.</text:p>
        </text:list-item>
        <text:list-item>
          <text:p text:style-name="P18">Al 1979 es va crear Activision, una companyia desenvolupadora que només s'encarregava de desenvolupar jocs sense crear consoles.</text:p>
        </text:list-item>
        <text:list-item>
          <text:p text:style-name="P18">El llançament de <text:span text:style-name="T1">Space Invaders</text:span> al 1980 va significar una nova etapa per als videojocs gràcies a l'impacte que va tenir i la quantitat de diners que va recaptar, i fins i tot a dia d'avui, aquest joc amb totes les seves versions ha recaptat 13 mil milions de dòlars, fent que sigui el videojoc amb majors <text:soft-page-break/>ingressos de tots els temps; i gràcies a això, es van crear les revistes d'oci sobre videojocs. Les ventes d'“Atari VCS”, que al seu llançament van ser modestes, <text:s/>es van disparar a aquell any.</text:p>
        </text:list-item>
        <text:list-item>
          <text:p text:style-name="P18">Al llarg de la dècada dels 80, la indústria japonesa (sobretot Nintendo) va volver perfeccionar la tecnología dels videojocs, creant jocs tant populars com <text:span text:style-name="T1">Super Mario Bros</text:span>.</text:p>
        </text:list-item>
        <text:list-item>
          <text:p text:style-name="P18">Al 1983, a Nord-Amèrica els videojocs es van estavellar, creant títols i consoles de poc interés. La indústria necessitava un canvi.</text:p>
        </text:list-item>
        <text:list-item>
          <text:p text:style-name="P18">Aquell mateix any, es van crear els ordinadors personals, com “Commodore Vic-20” i “Apple II” els quals es van tornar populars.</text:p>
        </text:list-item>
        <text:list-item>
          <text:p text:style-name="P18">Al 1993 va ser llençat <text:span text:style-name="T1">Pathway to Darkness</text:span>, i amb aixó va apareixer LAN (Local Area Network), que vol dir Xarxa d'Àrea Local, la qual permetia a diversos jugadors connectar-se i jugar en conjunt al mateix joc, cadascú amb la seva pròpia consola.<text:change-start text:change-id="ct100881272"/></text:p>
        </text:list-item>
      </text:list>
      <text:p text:style-name="P6">[Deberías llegar hasta el 2020 <office:annotation office:name="__Annotation__186_2208387122"><dc:creator>Carles Hernandez-Ferrer</dc:creator><dc:date>2020-09-16T18:21:08.16</dc:date><text:p text:style-name="P23"><text:span text:style-name="T4">Age of Empires → El rey del juego en LAN</text:span></text:p><text:p text:style-name="P23"><text:span text:style-name="T4"><text:a xlink:href="https://www.vidaextra.com/estrategia/20-anos-de-age-of-empires-asi-es-la-historia-de-uno-de-los-rts-mas-laureados-del-pc">https://www.vidaextra.com/estrategia/20-anos-de-age-of-empires-asi-es-la-historia-de-uno-de-los-rts-mas-laureados-del-pc</text:a></text:span></text:p><text:p text:style-name="P23"><text:span text:style-name="T4"><text:a xlink:href="https://es.ign.com/age-of-empires-ii-pc/72392/feature/age-of-empires-la-historia-hecha-videojuego">https://es.ign.com/age-of-empires-ii-pc/72392/feature/age-of-empires-la-historia-hecha-videojuego</text:a></text:span></text:p><text:p text:style-name="P23"><text:span text:style-name="T4"/></text:p><text:p text:style-name="P23"><text:span text:style-name="T4">StarCraft → usalo para hablar de los eSports</text:span></text:p><text:p text:style-name="P23"><text:span text:style-name="T4"><text:a xlink:href="https://www.lavanguardia.com/tecnologia/20170327/421233474431/starcraft-remastered-caracteristicas-pc-mac.html">https://www.lavanguardia.com/tecnologia/20170327/421233474431/starcraft-remastered-caracteristicas-pc-mac.html</text:a></text:span></text:p><text:p text:style-name="P23"><text:span text:style-name="T4"><text:a xlink:href="https://rpp.pe/videojuegos/juegos/starcraft-cumple-21-anos-cinco-datos-que-no-sabias-del-popular-videojuego-de-estrategia-noticia-1189279">https://rpp.pe/videojuegos/juegos/starcraft-cumple-21-anos-cinco-datos-que-no-sabias-del-popular-videojuego-de-estrategia-noticia-1189279</text:a></text:span></text:p><text:p text:style-name="P23"><text:span text:style-name="T4"/></text:p><text:p text:style-name="P23"><text:span text:style-name="T4">Counter Srike → El FPS más jugado de la história</text:span></text:p><text:p text:style-name="P23"><text:span text:style-name="T4"><text:a xlink:href="https://www.vidaextra.com/fps/historia-evolucion-counter-strike-juego-que-lleva-20-anos-siendo-uno-fps-referencia">https://www.vidaextra.com/fps/historia-evolucion-counter-strike-juego-que-lleva-20-anos-siendo-uno-fps-referencia</text:a></text:span></text:p><text:p text:style-name="P23"><text:span text:style-name="T4"/></text:p><text:p text:style-name="P23"><text:span text:style-name="T4">Los Sims</text:span></text:p><text:p text:style-name="P23"><text:span text:style-name="T4"><text:a xlink:href="https://es.wikipedia.org/wiki/Los_Sims_(serie">https://es.wikipedia.org/wiki/Los_Sims_(serie</text:a></text:span><text:span text:style-name="T4">)</text:span></text:p><text:p text:style-name="P23"><text:span text:style-name="T4"/></text:p><text:p text:style-name="P23"><text:span text:style-name="T4">Los videojuegos en nuestro país (España) → Comandos</text:span></text:p><text:p text:style-name="P23"><text:span text:style-name="T4"><text:a xlink:href="http://www.juegosdb.com/articulo-la-historia-de-los-videojuegos-en-espana/">http://www.juegosdb.com/articulo-la-historia-de-los-videojuegos-en-espana/</text:a></text:span></text:p><text:p text:style-name="P23"><text:span text:style-name="T4"><text:a xlink:href="https://es.wikipedia.org/wiki/Historia_de_los_videojuegos">https://es.wikipedia.org/wiki/Historia_de_los_videojuegos</text:a></text:span></text:p><text:p text:style-name="P23"><text:span text:style-name="T4"><text:a xlink:href="https://histinf.blogs.upv.es/2011/01/09/historia-de-los-videojuegos-espanoles/">https://histinf.blogs.upv.es/2011/01/09/historia-de-los-videojuegos-espanoles/</text:a></text:span></text:p><text:p text:style-name="P23"><text:span text:style-name="T4"/></text:p><text:p text:style-name="P23"><text:span text:style-name="T4">Algo que debe salir sí o sí es esto: </text:span><text:span text:style-name="T4"><text:a xlink:href="https://www.20minutos.es/videojuegos/noticia/gobierno-videojuegos-cultura-459742/0/">https://www.20minutos.es/videojuegos/noticia/gobierno-videojuegos-cultura-459742/0/</text:a></text:span></text:p><text:p text:style-name="P23"><text:span text:style-name="T4"/></text:p><text:p text:style-name="P23"><text:span text:style-name="T4"/></text:p></office:annotation>;-)<text:change-end text:change-id="ct100881272"/><text:change-start text:change-id="ct100878568"/><office:annotation-end office:name="__Annotation__186_2208387122"/>]<text:change-end text:change-id="ct100878568"/></text:p>
      <text:h text:style-name="_34_._20_Apartat" text:outline-level="2"><office:annotation office:name="__Annotation__195_2208387122"><dc:creator>Carles Hernandez-Ferrer</dc:creator><dc:date>2020-09-16T18:29:02.16</dc:date><text:p text:style-name="P23"><text:span text:style-name="T4">Puedes usar la parte final de este artículo: </text:span><text:span text:style-name="T4"><text:a xlink:href="https://interestingengineering.com/can-you-learn-languages-through-video-games">https://interestingengineering.com/can-you-learn-languages-through-video-games</text:a></text:span></text:p><text:p text:style-name="P23"><text:span text:style-name="T4"/></text:p><text:p text:style-name="P23"><text:span text:style-name="T4">Y luego hay estos tres que pueden darle mucho valor a tu trabajo:</text:span></text:p><text:p text:style-name="P23"><text:span text:style-name="T4"/></text:p><text:p text:style-name="P23"><text:span text:style-name="T4"><text:a xlink:href="https://www.tandfonline.com/doi/abs/10.1080/10494820.2012.705851">https://www.tandfonline.com/doi/abs/10.1080/10494820.2012.705851</text:a></text:span></text:p><text:p text:style-name="P23"><text:span text:style-name="T4"/></text:p><text:p text:style-name="P23"><text:span text:style-name="T4"><text:a xlink:href="https://ieeexplore.ieee.org/abstract/document/4700755">https://ieeexplore.ieee.org/abstract/document/4700755</text:a></text:span></text:p><text:p text:style-name="P23"><text:span text:style-name="T4"/></text:p><text:p text:style-name="P23"><text:span text:style-name="T4"><text:a xlink:href="https://pdxscholar.library.pdx.edu/cgi/viewcontent.cgi?article=1008&amp;context=wll_fac">https://pdxscholar.library.pdx.edu/cgi/viewcontent.cgi?article=1008&amp;context=wll_fac</text:a></text:span></text:p><text:p text:style-name="P23"><text:span text:style-name="T4"/></text:p></office:annotation>Els videojocs i l'aprenentatge de llengües<text:change-start text:change-id="ct100882624"/><office:annotation-end office:name="__Annotation__195_2208387122"/><text:change-end text:change-id="ct100882624"/></text:h>
      <text:p text:style-name="_36_._20_Text">Aprendre idiomes extrangers es troba a tots els nivells educatius. L'anglès és la llengua més important d'aquestes, i ha sigut implementat a pràcticament tots els estudis. Durant els últims 5 anys, 1 de cada 6 alumnes no aconsegueix un bon desenvolupament de la llengua, i això és causat depenent de la qualitat de l'ensenyament de cada país.</text:p>
      <text:p text:style-name="_36_._20_Text">Per poder aprendre anglès, una altra llengua o qualsevol altra matèria, depén de molts factors, com </text:p>
      <text:h text:style-name="_34_._20_Apartat" text:outline-level="2">Com crear un videojoc</text:h>
      <text:p text:style-name="_36_._20_Text"/>
      <text:h text:style-name="P21" text:outline-level="1">OBJECTIUS I ORGANITZACIÓ</text:h>
      <text:h text:style-name="_34_._20_Apartat" text:outline-level="2">Objectiu</text:h>
      <text:p text:style-name="_36_._20_Text"/>
      <text:h text:style-name="_35_._20_Subapartat" text:outline-level="3">Objectius específics</text:h>
      <text:p text:style-name="_36_._20_Text"/>
      <text:h text:style-name="_35_._20_Subapartat" text:outline-level="3">Organització</text:h>
      <text:p text:style-name="_36_._20_Text"/>
      <text:h text:style-name="P21" text:outline-level="1">Desenvolupament del treball</text:h>
      <text:p text:style-name="P7"/>
      <text:h text:style-name="_34_._20_Apartat" text:outline-level="2">Disseny</text:h>
      <text:p text:style-name="_36_._20_Text"/>
      <text:h text:style-name="_35_._20_Subapartat" text:outline-level="3">Narrativa</text:h>
      <text:p text:style-name="_36_._20_Text"/>
      <text:h text:style-name="_35_._20_Subapartat" text:outline-level="3">Implementació</text:h>
      <text:p text:style-name="_36_._20_Text"/>
      <text:h text:style-name="P21" text:outline-level="1">Resultats i conclusió</text:h>
      <text:h text:style-name="P21" text:outline-level="1">Bibliografía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Print" svg:font-family="'Segoe Print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1_._20_Títol_20_treball" style:display-name="1. Títol treball" style:family="paragraph" style:parent-style-name="Standard" style:master-page-name="">
      <style:paragraph-properties loext:contextual-spacing="false" fo:margin-top="2cm" fo:margin-bottom="0cm" fo:text-align="justify" style:justify-single-word="false" style:page-number="auto" fo:background-color="transparent" style:shadow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  <style:background-image/>
      </style:paragraph-properties>
      <style:text-properties fo:text-transform="uppercase" style:font-name="Arial" fo:font-size="24pt" fo:language="ca" fo:country="ES" fo:text-shadow="none" style:font-name-asian="Segoe Print" style:font-size-asian="32pt" style:font-name-complex="Segoe Print" style:font-size-complex="32pt"/>
    </style:style>
    <style:style style:name="_33_._20_Títol" style:display-name="3. Títol" style:family="paragraph" style:parent-style-name="_31_._20_Títol_20_treball" style:default-outline-level="1" style:master-page-name="">
      <style:paragraph-properties loext:contextual-spacing="false" fo:margin-top="0cm" fo:margin-bottom="0.801cm" fo:text-align="end" style:justify-single-word="false" style:page-number="auto" fo:break-before="auto" fo:break-after="auto" fo:background-color="#dddddd" style:shadow="none" text:number-lines="false" text:line-number="0">
        <style:tab-stops/>
        <style:drop-cap/>
        <style:background-image/>
      </style:paragraph-properties>
      <style:text-properties fo:font-variant="small-caps" style:font-name="Arial1" fo:font-size="36pt" fo:language="ca" fo:country="ES"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_34_._20_Apartat" style:display-name="4. Apartat" style:family="paragraph" style:parent-style-name="_33_._20_Títol" style:default-outline-level="2" style:master-page-name="">
      <style:paragraph-properties loext:contextual-spacing="false" fo:margin-top="0.7cm" fo:margin-bottom="0.3cm" fo:text-align="justify" style:justify-single-word="false" style:page-number="auto" fo:break-before="auto" fo:break-after="auto" fo:background-color="#ffffff" text:number-lines="false" text:line-number="0">
        <style:background-image/>
      </style:paragraph-properties>
      <style:text-properties fo:font-size="20pt" fo:font-style="italic" fo:text-shadow="none" style:text-underline-style="none" fo:font-weight="normal" style:text-overline-style="none" style:text-overline-color="font-color"/>
    </style:style>
    <style:style style:name="_35_._20_Subapartat" style:display-name="5. Subapartat" style:family="paragraph" style:parent-style-name="_33_._20_Títol" style:default-outline-level="3" style:master-page-name="">
      <style:paragraph-properties loext:contextual-spacing="false" fo:margin-left="0cm" fo:margin-right="0cm" fo:margin-top="0cm" fo:margin-bottom="0.499cm" fo:text-align="justify" style:justify-single-word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font-variant="normal" fo:text-transform="none" fo:font-size="16pt" fo:font-style="italic" fo:text-shadow="none" style:text-underline-style="none" fo:font-weight="normal" style:text-overline-style="none" style:text-overline-color="font-color"/>
    </style:style>
    <style:style style:name="_36_._20_Text" style:display-name="6. Text" style:family="paragraph" style:parent-style-name="_35_._20_Subapartat" style:default-outline-level="" style:list-style-name="" style:master-page-name="">
      <style:paragraph-properties loext:contextual-spacing="false" fo:margin-left="0cm" fo:margin-right="0cm" fo:margin-top="0cm" fo:margin-bottom="0.4cm" fo:line-height="100%" fo:text-align="justify" style:justify-single-word="false" fo:orphans="3" fo:widows="3" style:register-true="true" fo:text-indent="0cm" style:auto-text-indent="false" style:page-number="auto" fo:break-before="auto" fo:break-after="auto" fo:background-color="transparent">
        <style:background-image/>
      </style:paragraph-properties>
      <style:text-properties fo:font-variant="normal" fo:text-transform="none" fo:font-size="13pt" fo:font-style="normal" fo:text-shadow="none" style:text-underline-style="none" fo:font-weight="normal" style:text-overline-style="none" style:text-overline-color="font-color"/>
    </style:style>
    <style:style style:name="_32_._20_Intro" style:display-name="2. Intro" style:family="paragraph" style:parent-style-name="_33_._20_Títol" style:default-outline-level="" style:list-style-name="" style:master-page-name="">
      <style:paragraph-properties loext:contextual-spacing="false" fo:margin-top="0cm" fo:margin-bottom="0cm" fo:text-align="center" style:justify-single-word="false" style:page-number="auto" fo:break-after="page" fo:background-color="#ffffff">
        <style:tab-stops/>
        <style:background-image/>
      </style:paragraph-properties>
      <style:text-properties fo:text-shadow="none" style:text-underline-style="none" style:text-overline-style="none" style:text-ov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ada" style:page-layout-name="Mpm2"/>
    <style:master-page style:name="Trabajo" style:page-layout-name="Mpm3">
      <style:footer>
        <text:p text:style-name="MP1"><text:page-number text:select-page="current">8</text:page-number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ker gonzalez tirado</meta:initial-creator>
    <meta:creation-date>2020-08-19T18:13:34.51</meta:creation-date>
    <dc:date>2020-10-20T18:22:24.59</dc:date>
    <dc:creator>iker gonzalez tirado</dc:creator>
    <meta:editing-duration>PT10H9M45S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16" meta:paragraph-count="72" meta:word-count="1111" meta:character-count="6568"/>
  </office:meta>
</office:document-meta>
</file>